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chars.test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ScannerTest_chars.test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ScannerTest_chars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ScannerTest_chars.test_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